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528in"/>
    </style:style>
    <style:style style:name="co2" style:family="table-column">
      <style:table-column-properties fo:break-before="auto" style:column-width="1.1071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Memory use</text:p>
          </table:table-cell>
          <table:covered-table-cell table:number-columns-repeated="6" table:style-name="ce4"/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Memory fre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kB</text:p>
          </table:table-cell>
          <table:table-cell/>
          <table:table-cell table:style-name="ce6" office:value-type="string" calcext:value-type="string">
            <text:p>VGA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A buffer</text:p>
          </table:table-cell>
          <table:table-cell table:formula="of:=[.G6]/1000/8" office:value-type="float" office:value="38.4" calcext:value-type="float">
            <text:p>38.4</text:p>
          </table:table-cell>
          <table:table-cell office:value-type="string" calcext:value-type="string">
            <text:p>kB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pts</text:p>
          </table:table-cell>
          <table:table-cell table:number-columns-repeated="2"/>
          <table:table-cell table:style-name="ce7" table:formula="of:=[.G3]*[.G4]" office:value-type="float" office:value="307200" calcext:value-type="float">
            <text:p>307200</text:p>
          </table:table-cell>
          <table:table-cell office:value-type="string" calcext:value-type="string">
            <text:p>points</text:p>
          </table:table-cell>
          <table:table-cell/>
        </table:table-row>
        <table:table-row table:style-name="ro1">
          <table:table-cell table:number-columns-repeated="2"/>
          <table:table-cell table:formula="of:=[.C6]*2/8/1000"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emory free</text:p>
          </table:table-cell>
          <table:table-cell table:formula="of:=[.C3]-[.C4]-[.C4]" office:value-type="float" office:value="187.2" calcext:value-type="float">
            <text:p>187.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ines stor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mory used</text:p>
          </table:table-cell>
          <table:table-cell table:formula="of:=[.C11]*[.C7]" office:value-type="float" office:value="128" calcext:value-type="float">
            <text:p>128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ee RAM</text:p>
          </table:table-cell>
          <table:table-cell table:formula="of:=[.C3]-2*[.C4]-[.C12]" office:value-type="float" office:value="59.2" calcext:value-type="float">
            <text:p>59.2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3">
          <table:table-cell/>
          <table:table-cell table:style-name="ce3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20:54:44.331287312</meta:creation-date>
    <dc:date>2024-01-25T21:06:21.746948203</dc:date>
    <meta:editing-duration>PT11M36S</meta:editing-duration>
    <meta:editing-cycles>6</meta:editing-cycles>
    <meta:generator>LibreOffice/7.3.7.2$Linux_X86_64 LibreOffice_project/30$Build-2</meta:generator>
    <meta:document-statistic meta:table-count="1" meta:cell-count="28" meta:object-count="0"/>
  </office:meta>
</office:document-meta>
</file>